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1"/>
      <text:p text:style-name="P52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60">—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7" office:value-type="string">
            <text:p text:style-name="P22">8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61">±</text:span><text:span text:style-name="T55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7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8:13.02</dc:date>
    <meta:editing-duration>P3DT16H1M1S</meta:editing-duration>
    <meta:editing-cycles>464</meta:editing-cycles>
    <meta:generator>OpenOffice/4.1.6$Win32 OpenOffice.org_project/416m1$Build-9790</meta:generator>
    <meta:document-statistic meta:table-count="3" meta:image-count="1" meta:object-count="0" meta:page-count="1" meta:paragraph-count="152" meta:word-count="345" meta:character-count="2367"/>
  </office:meta>
</office:document-meta>
</file>